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/>
    </style:style>
    <style:style style:name="ce5" style:family="table-cell" style:parent-style-name="Default" style:data-style-name="N111">
      <style:table-cell-properties fo:border="0.06pt solid #000000"/>
    </style:style>
    <style:style style:name="ce6" style:family="table-cell" style:parent-style-name="Default" style:data-style-name="N111">
      <style:table-cell-properties fo:border="0.06pt solid #000000"/>
      <style:text-properties fo:color="#ff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158466"/>
    </style:style>
    <style:style style:name="ce8" style:family="table-cell" style:parent-style-name="Default">
      <style:table-cell-properties fo:border="0.06pt solid #000000"/>
      <style:text-properties fo:color="#158466"/>
    </style:style>
    <style:style style:name="ce9" style:family="table-cell" style:parent-style-name="Default" style:data-style-name="N112">
      <style:table-cell-properties fo:border="0.06pt solid #000000"/>
      <style:text-properties fo:color="#158466"/>
    </style:style>
    <style:style style:name="ce10" style:family="table-cell" style:parent-style-name="Default">
      <style:text-properties fo:color="#158466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158466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158466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158466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58466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7" table:default-cell-style-name="Default"/>
        <table:table-column table:style-name="co1" table:number-columns-repeated="3" table:default-cell-style-name="ce10"/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5"/>
        <table:table-column table:style-name="co1" table:number-columns-repeated="3" table:default-cell-style-name="ce10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N</text:p>
          </table:table-cell>
          <table:table-cell table:style-name="ce1" office:value-type="string" calcext:value-type="string" table:number-columns-spanned="3" table:number-rows-spanned="1">
            <text:p>«0»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«K»</text:p>
          </table:table-cell>
          <table:covered-table-cell table:number-columns-repeated="2" table:style-name="ce2"/>
          <table:table-cell table:style-name="ce7" office:value-type="string" calcext:value-type="string" table:number-columns-spanned="3" table:number-rows-spanned="1">
            <text:p>M</text:p>
          </table:table-cell>
          <table:covered-table-cell table:number-columns-repeated="2" table:style-name="ce8"/>
          <table:table-cell table:style-name="ce1" office:value-type="string" calcext:value-type="string" table:number-columns-spanned="3" table:number-rows-spanned="1">
            <text:p>«K0»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«dK0»</text:p>
          </table:table-cell>
          <table:covered-table-cell table:number-columns-repeated="2" table:style-name="ce2"/>
          <table:table-cell table:style-name="ce7" office:value-type="string" calcext:value-type="string" table:number-columns-spanned="1" table:number-rows-spanned="2">
            <text:p>sk2</text:p>
          </table:table-cell>
          <table:table-cell table:style-name="ce11" office:value-type="string" calcext:value-type="string" table:number-columns-spanned="1" table:number-rows-spanned="2">
            <text:p>W</text:p>
          </table:table-cell>
          <table:table-cell table:style-name="ce7" office:value-type="string" calcext:value-type="string" table:number-columns-spanned="3" table:number-rows-spanned="1">
            <text:p>dMkw</text:p>
          </table:table-cell>
          <table:covered-table-cell table:number-columns-repeated="2" table:style-name="ce8"/>
          <table:table-cell table:style-name="ce1" office:value-type="string" calcext:value-type="string" table:number-columns-spanned="3" table:number-rows-spanned="1">
            <text:p>«K0w»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«dK0w»</text:p>
          </table:table-cell>
          <table:covered-table-cell table:number-columns-repeated="2" table:style-name="ce2"/>
        </table:table-row>
        <table:table-row table:style-name="ro1">
          <table:covered-table-cell table:style-name="ce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H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H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H</text:p>
          </table:table-cell>
          <table:covered-table-cell table:style-name="ce8"/>
          <table:covered-table-cell table:style-name="ce12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H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H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082.778" calcext:value-type="float">
            <text:p>1082,778</text:p>
          </table:table-cell>
          <table:table-cell table:style-name="ce5" office:value-type="float" office:value="5061.555" calcext:value-type="float">
            <text:p>5061,555</text:p>
          </table:table-cell>
          <table:table-cell table:style-name="ce5" office:value-type="float" office:value="165.887" calcext:value-type="float">
            <text:p>165,887</text:p>
          </table:table-cell>
          <table:table-cell table:style-name="ce5" table:formula="of:=[.B3]+INT(20*RAND())*0.001-0.01" office:value-type="float" office:value="1082.77" calcext:value-type="float">
            <text:p>1082,770</text:p>
          </table:table-cell>
          <table:table-cell table:style-name="ce5" table:formula="of:=[.C3]+INT(20*RAND())*0.001-0.01" office:value-type="float" office:value="5061.557" calcext:value-type="float">
            <text:p>5061,557</text:p>
          </table:table-cell>
          <table:table-cell table:style-name="ce5" table:formula="of:=[.D3]+INT(20*RAND())*0.001-0.01" office:value-type="float" office:value="165.88" calcext:value-type="float">
            <text:p>165,880</text:p>
          </table:table-cell>
          <table:table-cell table:style-name="ce8" table:formula="of:=AVERAGE([.B3:.B102])" office:value-type="float" office:value="1052.0214" calcext:value-type="float">
            <text:p>1052,0214</text:p>
          </table:table-cell>
          <table:table-cell table:style-name="ce8" table:formula="of:=AVERAGE([.C3:.C102])" office:value-type="float" office:value="5054.1165" calcext:value-type="float">
            <text:p>5054,1165</text:p>
          </table:table-cell>
          <table:table-cell table:style-name="ce8" table:formula="of:=AVERAGE([.D3:.D102])" office:value-type="float" office:value="163.7137" calcext:value-type="float">
            <text:p>163,7137</text:p>
          </table:table-cell>
          <table:table-cell table:style-name="ce5" table:formula="of:=[.E3]+[.H$9]" office:value-type="float" office:value="1082.7681" calcext:value-type="float">
            <text:p>1082,768</text:p>
          </table:table-cell>
          <table:table-cell table:style-name="ce5" table:formula="of:=[.F3]+[.I$9]" office:value-type="float" office:value="5061.5541" calcext:value-type="float">
            <text:p>5061,554</text:p>
          </table:table-cell>
          <table:table-cell table:style-name="ce5" table:formula="of:=[.G3]+[.J$9]" office:value-type="float" office:value="165.8815" calcext:value-type="float">
            <text:p>165,882</text:p>
          </table:table-cell>
          <table:table-cell table:style-name="ce5" table:formula="of:=[.K3]-[.B3]" office:value-type="float" office:value="-0.00990000000001601" calcext:value-type="float">
            <text:p>-0,010</text:p>
          </table:table-cell>
          <table:table-cell table:style-name="ce5" table:formula="of:=[.L3]-[.C3]" office:value-type="float" office:value="-0.00090000000091095" calcext:value-type="float">
            <text:p>-0,001</text:p>
          </table:table-cell>
          <table:table-cell table:style-name="ce5" table:formula="of:=[.M3]-[.D3]" office:value-type="float" office:value="-0.00550000000001205" calcext:value-type="float">
            <text:p>-0,006</text:p>
          </table:table-cell>
          <table:table-cell table:style-name="ce8" table:formula="of:=SUMPRODUCT([.N3:.P102];[.N3:.P102])/COUNT([.N3:.P102])" office:value-type="float" office:value="0.000107476666668227" calcext:value-type="float">
            <text:p>0,000107476666668</text:p>
          </table:table-cell>
          <table:table-cell table:style-name="ce13" table:formula="of:=[.Q$3]/([.Q$3]+SUMPRODUCT([.N3:.P3];[.N3:.P3]))" office:value-type="float" office:value="0.454357138830542" calcext:value-type="float">
            <text:p>0,45</text:p>
          </table:table-cell>
          <table:table-cell table:style-name="ce9" table:formula="of:=SUMPRODUCT([.$R3:.$R102];[.N3:.N102])/SUM([.$R3:.$R102])" office:value-type="float" office:value="-0.00238901792459623" calcext:value-type="float">
            <text:p>-0,0024</text:p>
          </table:table-cell>
          <table:table-cell table:style-name="ce9" table:formula="of:=SUMPRODUCT([.$R3:.$R102];[.O3:.O102])/SUM([.$R3:.$R102])" office:value-type="float" office:value="-0.00227117083855514" calcext:value-type="float">
            <text:p>-0,0023</text:p>
          </table:table-cell>
          <table:table-cell table:style-name="ce9" table:formula="of:=SUMPRODUCT([.$R3:.$R102];[.P3:.P102])/SUM([.$R3:.$R102])" office:value-type="float" office:value="0.00213581396375679" calcext:value-type="float">
            <text:p>0,0021</text:p>
          </table:table-cell>
          <table:table-cell table:style-name="ce5" table:formula="of:=[.K3]-[.S$3]" office:value-type="float" office:value="1082.77048901792" calcext:value-type="float">
            <text:p>1082,770</text:p>
          </table:table-cell>
          <table:table-cell table:style-name="ce5" table:formula="of:=[.L3]-[.T$3]" office:value-type="float" office:value="5061.55637117084" calcext:value-type="float">
            <text:p>5061,556</text:p>
          </table:table-cell>
          <table:table-cell table:style-name="ce5" table:formula="of:=[.M3]-[.U$3]" office:value-type="float" office:value="165.879364186036" calcext:value-type="float">
            <text:p>165,879</text:p>
          </table:table-cell>
          <table:table-cell table:style-name="ce5" table:formula="of:=[.V3]-[.B3]" office:value-type="float" office:value="-0.00751098207547329" calcext:value-type="float">
            <text:p>-0,008</text:p>
          </table:table-cell>
          <table:table-cell table:style-name="ce5" table:formula="of:=[.W3]-[.C3]" office:value-type="float" office:value="0.00137117083795602" calcext:value-type="float">
            <text:p>0,001</text:p>
          </table:table-cell>
          <table:table-cell table:style-name="ce5" table:formula="of:=[.X3]-[.D3]" office:value-type="float" office:value="-0.00763581396375912" calcext:value-type="float">
            <text:p>-0,008</text:p>
          </table:table-cell>
        </table:table-row>
        <table:table-row table:style-name="ro1">
          <table:table-cell table:style-name="ce4" office:value-type="string" calcext:value-type="string">
            <text:p>2*</text:p>
          </table:table-cell>
          <table:table-cell table:style-name="ce6" office:value-type="float" office:value="1019.355" calcext:value-type="float">
            <text:p>1019,355</text:p>
          </table:table-cell>
          <table:table-cell table:style-name="ce6" office:value-type="float" office:value="5031.395" calcext:value-type="float">
            <text:p>5031,395</text:p>
          </table:table-cell>
          <table:table-cell table:style-name="ce6" office:value-type="float" office:value="153.576" calcext:value-type="float">
            <text:p>153,576</text:p>
          </table:table-cell>
          <table:table-cell table:style-name="ce6" table:formula="of:=[.B4]+INT(60*RAND())*0.001-0.03" office:value-type="float" office:value="1019.381" calcext:value-type="float">
            <text:p>1019,381</text:p>
          </table:table-cell>
          <table:table-cell table:style-name="ce6" table:formula="of:=[.C4]+INT(60*RAND())*0.001-0.03" office:value-type="float" office:value="5031.424" calcext:value-type="float">
            <text:p>5031,424</text:p>
          </table:table-cell>
          <table:table-cell table:style-name="ce6" table:formula="of:=[.D4]+INT(60*RAND())*0.001-0.03" office:value-type="float" office:value="153.546" calcext:value-type="float">
            <text:p>153,546</text:p>
          </table:table-cell>
          <table:table-cell table:style-name="ce7" office:value-type="string" calcext:value-type="string" table:number-columns-spanned="3" table:number-rows-spanned="1">
            <text:p>Mk</text:p>
          </table:table-cell>
          <table:covered-table-cell table:number-columns-repeated="2" table:style-name="ce8"/>
          <table:table-cell table:style-name="ce6" table:formula="of:=[.E4]+[.H$9]" office:value-type="float" office:value="1019.3791" calcext:value-type="float">
            <text:p>1019,379</text:p>
          </table:table-cell>
          <table:table-cell table:style-name="ce6" table:formula="of:=[.F4]+[.I$9]" office:value-type="float" office:value="5031.4211" calcext:value-type="float">
            <text:p>5031,421</text:p>
          </table:table-cell>
          <table:table-cell table:style-name="ce6" table:formula="of:=[.G4]+[.J$9]" office:value-type="float" office:value="153.5475" calcext:value-type="float">
            <text:p>153,548</text:p>
          </table:table-cell>
          <table:table-cell table:style-name="ce6" table:formula="of:=[.K4]-[.B4]" office:value-type="float" office:value="0.0241000000000895" calcext:value-type="float">
            <text:p>0,024</text:p>
          </table:table-cell>
          <table:table-cell table:style-name="ce6" table:formula="of:=[.L4]-[.C4]" office:value-type="float" office:value="0.0261000000000422" calcext:value-type="float">
            <text:p>0,026</text:p>
          </table:table-cell>
          <table:table-cell table:style-name="ce6" table:formula="of:=[.M4]-[.D4]" office:value-type="float" office:value="-0.0285000000000082" calcext:value-type="float">
            <text:p>-0,029</text:p>
          </table:table-cell>
          <table:table-cell table:style-name="ce8"/>
          <table:table-cell table:style-name="ce14" table:formula="of:=[.Q$3]/([.Q$3]+SUMPRODUCT([.N4:.P4];[.N4:.P4]))" office:value-type="float" office:value="0.0492617535802228" calcext:value-type="float">
            <text:p>0,05</text:p>
          </table:table-cell>
          <table:table-cell table:style-name="ce7" office:value-type="string" calcext:value-type="string" table:number-columns-spanned="3" table:number-rows-spanned="1">
            <text:p>Mkw</text:p>
          </table:table-cell>
          <table:covered-table-cell table:number-columns-repeated="2" table:style-name="ce8"/>
          <table:table-cell table:style-name="ce6" table:formula="of:=[.K4]-[.S$3]" office:value-type="float" office:value="1019.38148901792" calcext:value-type="float">
            <text:p>1019,381</text:p>
          </table:table-cell>
          <table:table-cell table:style-name="ce6" table:formula="of:=[.L4]-[.T$3]" office:value-type="float" office:value="5031.42337117084" calcext:value-type="float">
            <text:p>5031,423</text:p>
          </table:table-cell>
          <table:table-cell table:style-name="ce6" table:formula="of:=[.M4]-[.U$3]" office:value-type="float" office:value="153.545364186036" calcext:value-type="float">
            <text:p>153,545</text:p>
          </table:table-cell>
          <table:table-cell table:style-name="ce6" table:formula="of:=[.V4]-[.B4]" office:value-type="float" office:value="0.0264890179246322" calcext:value-type="float">
            <text:p>0,026</text:p>
          </table:table-cell>
          <table:table-cell table:style-name="ce6" table:formula="of:=[.W4]-[.C4]" office:value-type="float" office:value="0.0283711708389092" calcext:value-type="float">
            <text:p>0,028</text:p>
          </table:table-cell>
          <table:table-cell table:style-name="ce6" table:formula="of:=[.X4]-[.D4]" office:value-type="float" office:value="-0.0306358139637553" calcext:value-type="float">
            <text:p>-0,031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1052.748" calcext:value-type="float">
            <text:p>1052,748</text:p>
          </table:table-cell>
          <table:table-cell table:style-name="ce5" office:value-type="float" office:value="5020.19" calcext:value-type="float">
            <text:p>5020,190</text:p>
          </table:table-cell>
          <table:table-cell table:style-name="ce5" office:value-type="float" office:value="169.5" calcext:value-type="float">
            <text:p>169,500</text:p>
          </table:table-cell>
          <table:table-cell table:style-name="ce5" table:formula="of:=[.B5]+INT(20*RAND())*0.001-0.01" office:value-type="float" office:value="1052.753" calcext:value-type="float">
            <text:p>1052,753</text:p>
          </table:table-cell>
          <table:table-cell table:style-name="ce5" table:formula="of:=[.C5]+INT(20*RAND())*0.001-0.01" office:value-type="float" office:value="5020.182" calcext:value-type="float">
            <text:p>5020,182</text:p>
          </table:table-cell>
          <table:table-cell table:style-name="ce5" table:formula="of:=[.D5]+INT(20*RAND())*0.001-0.01" office:value-type="float" office:value="169.502" calcext:value-type="float">
            <text:p>169,502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H</text:p>
          </table:table-cell>
          <table:table-cell table:style-name="ce5" table:formula="of:=[.E5]+[.H$9]" office:value-type="float" office:value="1052.7511" calcext:value-type="float">
            <text:p>1052,751</text:p>
          </table:table-cell>
          <table:table-cell table:style-name="ce5" table:formula="of:=[.F5]+[.I$9]" office:value-type="float" office:value="5020.1791" calcext:value-type="float">
            <text:p>5020,179</text:p>
          </table:table-cell>
          <table:table-cell table:style-name="ce5" table:formula="of:=[.G5]+[.J$9]" office:value-type="float" office:value="169.5035" calcext:value-type="float">
            <text:p>169,504</text:p>
          </table:table-cell>
          <table:table-cell table:style-name="ce5" table:formula="of:=[.K5]-[.B5]" office:value-type="float" office:value="0.00310000000013133" calcext:value-type="float">
            <text:p>0,003</text:p>
          </table:table-cell>
          <table:table-cell table:style-name="ce5" table:formula="of:=[.L5]-[.C5]" office:value-type="float" office:value="-0.0109000000002197" calcext:value-type="float">
            <text:p>-0,011</text:p>
          </table:table-cell>
          <table:table-cell table:style-name="ce5" table:formula="of:=[.M5]-[.D5]" office:value-type="float" office:value="0.0035000000000025" calcext:value-type="float">
            <text:p>0,004</text:p>
          </table:table-cell>
          <table:table-cell table:style-name="ce8"/>
          <table:table-cell table:style-name="ce13" table:formula="of:=[.Q$3]/([.Q$3]+SUMPRODUCT([.N5:.P5];[.N5:.P5]))" office:value-type="float" office:value="0.433117511143071" calcext:value-type="float">
            <text:p>0,43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H</text:p>
          </table:table-cell>
          <table:table-cell table:style-name="ce5" table:formula="of:=[.K5]-[.S$3]" office:value-type="float" office:value="1052.75348901792" calcext:value-type="float">
            <text:p>1052,753</text:p>
          </table:table-cell>
          <table:table-cell table:style-name="ce5" table:formula="of:=[.L5]-[.T$3]" office:value-type="float" office:value="5020.18137117084" calcext:value-type="float">
            <text:p>5020,181</text:p>
          </table:table-cell>
          <table:table-cell table:style-name="ce5" table:formula="of:=[.M5]-[.U$3]" office:value-type="float" office:value="169.501364186036" calcext:value-type="float">
            <text:p>169,501</text:p>
          </table:table-cell>
          <table:table-cell table:style-name="ce5" table:formula="of:=[.V5]-[.B5]" office:value-type="float" office:value="0.00548901792467404" calcext:value-type="float">
            <text:p>0,005</text:p>
          </table:table-cell>
          <table:table-cell table:style-name="ce5" table:formula="of:=[.W5]-[.C5]" office:value-type="float" office:value="-0.00862882916135277" calcext:value-type="float">
            <text:p>-0,009</text:p>
          </table:table-cell>
          <table:table-cell table:style-name="ce5" table:formula="of:=[.X5]-[.D5]" office:value-type="float" office:value="0.00136418603625543" calcext:value-type="float">
            <text:p>0,001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1020.638" calcext:value-type="float">
            <text:p>1020,638</text:p>
          </table:table-cell>
          <table:table-cell table:style-name="ce5" office:value-type="float" office:value="5051.918" calcext:value-type="float">
            <text:p>5051,918</text:p>
          </table:table-cell>
          <table:table-cell table:style-name="ce5" office:value-type="float" office:value="162.194" calcext:value-type="float">
            <text:p>162,194</text:p>
          </table:table-cell>
          <table:table-cell table:style-name="ce5" table:formula="of:=[.B6]+INT(20*RAND())*0.001-0.01" office:value-type="float" office:value="1020.636" calcext:value-type="float">
            <text:p>1020,636</text:p>
          </table:table-cell>
          <table:table-cell table:style-name="ce5" table:formula="of:=[.C6]+INT(20*RAND())*0.001-0.01" office:value-type="float" office:value="5051.915" calcext:value-type="float">
            <text:p>5051,915</text:p>
          </table:table-cell>
          <table:table-cell table:style-name="ce5" table:formula="of:=[.D6]+INT(20*RAND())*0.001-0.01" office:value-type="float" office:value="162.2" calcext:value-type="float">
            <text:p>162,200</text:p>
          </table:table-cell>
          <table:table-cell table:style-name="ce9" table:formula="of:=AVERAGE([.E3:.E102])" office:value-type="float" office:value="1052.0233" calcext:value-type="float">
            <text:p>1052,0233</text:p>
          </table:table-cell>
          <table:table-cell table:style-name="ce9" table:formula="of:=AVERAGE([.F3:.F102])" office:value-type="float" office:value="5054.1194" calcext:value-type="float">
            <text:p>5054,1194</text:p>
          </table:table-cell>
          <table:table-cell table:style-name="ce9" table:formula="of:=AVERAGE([.G3:.G102])" office:value-type="float" office:value="163.7122" calcext:value-type="float">
            <text:p>163,7122</text:p>
          </table:table-cell>
          <table:table-cell table:style-name="ce5" table:formula="of:=[.E6]+[.H$9]" office:value-type="float" office:value="1020.6341" calcext:value-type="float">
            <text:p>1020,634</text:p>
          </table:table-cell>
          <table:table-cell table:style-name="ce5" table:formula="of:=[.F6]+[.I$9]" office:value-type="float" office:value="5051.9121" calcext:value-type="float">
            <text:p>5051,912</text:p>
          </table:table-cell>
          <table:table-cell table:style-name="ce5" table:formula="of:=[.G6]+[.J$9]" office:value-type="float" office:value="162.2015" calcext:value-type="float">
            <text:p>162,202</text:p>
          </table:table-cell>
          <table:table-cell table:style-name="ce5" table:formula="of:=[.K6]-[.B6]" office:value-type="float" office:value="-0.00389999999993051" calcext:value-type="float">
            <text:p>-0,004</text:p>
          </table:table-cell>
          <table:table-cell table:style-name="ce5" table:formula="of:=[.L6]-[.C6]" office:value-type="float" office:value="-0.00590000000102009" calcext:value-type="float">
            <text:p>-0,006</text:p>
          </table:table-cell>
          <table:table-cell table:style-name="ce5" table:formula="of:=[.M6]-[.D6]" office:value-type="float" office:value="0.00749999999999318" calcext:value-type="float">
            <text:p>0,007</text:p>
          </table:table-cell>
          <table:table-cell table:style-name="ce8"/>
          <table:table-cell table:style-name="ce13" table:formula="of:=[.Q$3]/([.Q$3]+SUMPRODUCT([.N6:.P6];[.N6:.P6]))" office:value-type="float" office:value="0.502822656080627" calcext:value-type="float">
            <text:p>0,50</text:p>
          </table:table-cell>
          <table:table-cell table:style-name="ce9" table:formula="of:=[.H6]-[.S3]" office:value-type="float" office:value="1052.02568901792" calcext:value-type="float">
            <text:p>1052,0257</text:p>
          </table:table-cell>
          <table:table-cell table:style-name="ce9" table:formula="of:=[.I6]-[.T3]" office:value-type="float" office:value="5054.12167117084" calcext:value-type="float">
            <text:p>5054,1217</text:p>
          </table:table-cell>
          <table:table-cell table:style-name="ce9" table:formula="of:=[.J6]-[.U3]" office:value-type="float" office:value="163.710064186036" calcext:value-type="float">
            <text:p>163,7101</text:p>
          </table:table-cell>
          <table:table-cell table:style-name="ce5" table:formula="of:=[.K6]-[.S$3]" office:value-type="float" office:value="1020.63648901792" calcext:value-type="float">
            <text:p>1020,636</text:p>
          </table:table-cell>
          <table:table-cell table:style-name="ce5" table:formula="of:=[.L6]-[.T$3]" office:value-type="float" office:value="5051.91437117084" calcext:value-type="float">
            <text:p>5051,914</text:p>
          </table:table-cell>
          <table:table-cell table:style-name="ce5" table:formula="of:=[.M6]-[.U$3]" office:value-type="float" office:value="162.199364186036" calcext:value-type="float">
            <text:p>162,199</text:p>
          </table:table-cell>
          <table:table-cell table:style-name="ce5" table:formula="of:=[.V6]-[.B6]" office:value-type="float" office:value="-0.0015109820753878" calcext:value-type="float">
            <text:p>-0,002</text:p>
          </table:table-cell>
          <table:table-cell table:style-name="ce5" table:formula="of:=[.W6]-[.C6]" office:value-type="float" office:value="-0.00362882916215312" calcext:value-type="float">
            <text:p>-0,004</text:p>
          </table:table-cell>
          <table:table-cell table:style-name="ce5" table:formula="of:=[.X6]-[.D6]" office:value-type="float" office:value="0.00536418603624611" calcext:value-type="float">
            <text:p>0,005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1088.987" calcext:value-type="float">
            <text:p>1088,987</text:p>
          </table:table-cell>
          <table:table-cell table:style-name="ce5" office:value-type="float" office:value="5005.735" calcext:value-type="float">
            <text:p>5005,735</text:p>
          </table:table-cell>
          <table:table-cell table:style-name="ce5" office:value-type="float" office:value="163.706" calcext:value-type="float">
            <text:p>163,706</text:p>
          </table:table-cell>
          <table:table-cell table:style-name="ce5" table:formula="of:=[.B7]+INT(20*RAND())*0.001-0.01" office:value-type="float" office:value="1088.984" calcext:value-type="float">
            <text:p>1088,984</text:p>
          </table:table-cell>
          <table:table-cell table:style-name="ce5" table:formula="of:=[.C7]+INT(20*RAND())*0.001-0.01" office:value-type="float" office:value="5005.734" calcext:value-type="float">
            <text:p>5005,734</text:p>
          </table:table-cell>
          <table:table-cell table:style-name="ce5" table:formula="of:=[.D7]+INT(20*RAND())*0.001-0.01" office:value-type="float" office:value="163.702" calcext:value-type="float">
            <text:p>163,702</text:p>
          </table:table-cell>
          <table:table-cell table:style-name="ce7" office:value-type="string" calcext:value-type="string" table:number-columns-spanned="3" table:number-rows-spanned="1">
            <text:p>dMk</text:p>
          </table:table-cell>
          <table:covered-table-cell table:number-columns-repeated="2" table:style-name="ce8"/>
          <table:table-cell table:style-name="ce5" table:formula="of:=[.E7]+[.H$9]" office:value-type="float" office:value="1088.9821" calcext:value-type="float">
            <text:p>1088,982</text:p>
          </table:table-cell>
          <table:table-cell table:style-name="ce5" table:formula="of:=[.F7]+[.I$9]" office:value-type="float" office:value="5005.7311" calcext:value-type="float">
            <text:p>5005,731</text:p>
          </table:table-cell>
          <table:table-cell table:style-name="ce5" table:formula="of:=[.G7]+[.J$9]" office:value-type="float" office:value="163.7035" calcext:value-type="float">
            <text:p>163,704</text:p>
          </table:table-cell>
          <table:table-cell table:style-name="ce5" table:formula="of:=[.K7]-[.B7]" office:value-type="float" office:value="-0.00489999999990687" calcext:value-type="float">
            <text:p>-0,005</text:p>
          </table:table-cell>
          <table:table-cell table:style-name="ce5" table:formula="of:=[.L7]-[.C7]" office:value-type="float" office:value="-0.00390000000061264" calcext:value-type="float">
            <text:p>-0,004</text:p>
          </table:table-cell>
          <table:table-cell table:style-name="ce5" table:formula="of:=[.M7]-[.D7]" office:value-type="float" office:value="-0.00249999999999773" calcext:value-type="float">
            <text:p>-0,002</text:p>
          </table:table-cell>
          <table:table-cell table:style-name="ce8"/>
          <table:table-cell table:style-name="ce13" table:formula="of:=[.Q$3]/([.Q$3]+SUMPRODUCT([.N7:.P7];[.N7:.P7]))" office:value-type="float" office:value="0.702706825894136" calcext:value-type="float">
            <text:p>0,70</text:p>
          </table:table-cell>
          <table:table-cell table:style-name="ce8" table:number-columns-repeated="3"/>
          <table:table-cell table:style-name="ce5" table:formula="of:=[.K7]-[.S$3]" office:value-type="float" office:value="1088.98448901792" calcext:value-type="float">
            <text:p>1088,984</text:p>
          </table:table-cell>
          <table:table-cell table:style-name="ce5" table:formula="of:=[.L7]-[.T$3]" office:value-type="float" office:value="5005.73337117084" calcext:value-type="float">
            <text:p>5005,733</text:p>
          </table:table-cell>
          <table:table-cell table:style-name="ce5" table:formula="of:=[.M7]-[.U$3]" office:value-type="float" office:value="163.701364186036" calcext:value-type="float">
            <text:p>163,701</text:p>
          </table:table-cell>
          <table:table-cell table:style-name="ce5" table:formula="of:=[.V7]-[.B7]" office:value-type="float" office:value="-0.00251098207536415" calcext:value-type="float">
            <text:p>-0,003</text:p>
          </table:table-cell>
          <table:table-cell table:style-name="ce5" table:formula="of:=[.W7]-[.C7]" office:value-type="float" office:value="-0.00162882916174567" calcext:value-type="float">
            <text:p>-0,002</text:p>
          </table:table-cell>
          <table:table-cell table:style-name="ce5" table:formula="of:=[.X7]-[.D7]" office:value-type="float" office:value="-0.0046358139637448" calcext:value-type="float">
            <text:p>-0,005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1061.149" calcext:value-type="float">
            <text:p>1061,149</text:p>
          </table:table-cell>
          <table:table-cell table:style-name="ce5" office:value-type="float" office:value="5028.88" calcext:value-type="float">
            <text:p>5028,880</text:p>
          </table:table-cell>
          <table:table-cell table:style-name="ce5" office:value-type="float" office:value="166.272" calcext:value-type="float">
            <text:p>166,272</text:p>
          </table:table-cell>
          <table:table-cell table:style-name="ce5" table:formula="of:=[.B8]+INT(20*RAND())*0.001-0.01" office:value-type="float" office:value="1061.147" calcext:value-type="float">
            <text:p>1061,147</text:p>
          </table:table-cell>
          <table:table-cell table:style-name="ce5" table:formula="of:=[.C8]+INT(20*RAND())*0.001-0.01" office:value-type="float" office:value="5028.873" calcext:value-type="float">
            <text:p>5028,873</text:p>
          </table:table-cell>
          <table:table-cell table:style-name="ce5" table:formula="of:=[.D8]+INT(20*RAND())*0.001-0.01" office:value-type="float" office:value="166.265" calcext:value-type="float">
            <text:p>166,265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H</text:p>
          </table:table-cell>
          <table:table-cell table:style-name="ce5" table:formula="of:=[.E8]+[.H$9]" office:value-type="float" office:value="1061.1451" calcext:value-type="float">
            <text:p>1061,145</text:p>
          </table:table-cell>
          <table:table-cell table:style-name="ce5" table:formula="of:=[.F8]+[.I$9]" office:value-type="float" office:value="5028.8701" calcext:value-type="float">
            <text:p>5028,870</text:p>
          </table:table-cell>
          <table:table-cell table:style-name="ce5" table:formula="of:=[.G8]+[.J$9]" office:value-type="float" office:value="166.2665" calcext:value-type="float">
            <text:p>166,267</text:p>
          </table:table-cell>
          <table:table-cell table:style-name="ce5" table:formula="of:=[.K8]-[.B8]" office:value-type="float" office:value="-0.00389999999993051" calcext:value-type="float">
            <text:p>-0,004</text:p>
          </table:table-cell>
          <table:table-cell table:style-name="ce5" table:formula="of:=[.L8]-[.C8]" office:value-type="float" office:value="-0.0099000000009255" calcext:value-type="float">
            <text:p>-0,010</text:p>
          </table:table-cell>
          <table:table-cell table:style-name="ce5" table:formula="of:=[.M8]-[.D8]" office:value-type="float" office:value="-0.00550000000001205" calcext:value-type="float">
            <text:p>-0,006</text:p>
          </table:table-cell>
          <table:table-cell table:style-name="ce8"/>
          <table:table-cell table:style-name="ce13" table:formula="of:=[.Q$3]/([.Q$3]+SUMPRODUCT([.N8:.P8];[.N8:.P8]))" office:value-type="float" office:value="0.428284894505681" calcext:value-type="float">
            <text:p>0,43</text:p>
          </table:table-cell>
          <table:table-cell table:style-name="ce8" table:number-columns-repeated="3"/>
          <table:table-cell table:style-name="ce5" table:formula="of:=[.K8]-[.S$3]" office:value-type="float" office:value="1061.14748901792" calcext:value-type="float">
            <text:p>1061,147</text:p>
          </table:table-cell>
          <table:table-cell table:style-name="ce5" table:formula="of:=[.L8]-[.T$3]" office:value-type="float" office:value="5028.87237117084" calcext:value-type="float">
            <text:p>5028,872</text:p>
          </table:table-cell>
          <table:table-cell table:style-name="ce5" table:formula="of:=[.M8]-[.U$3]" office:value-type="float" office:value="166.264364186036" calcext:value-type="float">
            <text:p>166,264</text:p>
          </table:table-cell>
          <table:table-cell table:style-name="ce5" table:formula="of:=[.V8]-[.B8]" office:value-type="float" office:value="-0.0015109820753878" calcext:value-type="float">
            <text:p>-0,002</text:p>
          </table:table-cell>
          <table:table-cell table:style-name="ce5" table:formula="of:=[.W8]-[.C8]" office:value-type="float" office:value="-0.00762882916205854" calcext:value-type="float">
            <text:p>-0,008</text:p>
          </table:table-cell>
          <table:table-cell table:style-name="ce5" table:formula="of:=[.X8]-[.D8]" office:value-type="float" office:value="-0.00763581396375912" calcext:value-type="float">
            <text:p>-0,008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1073.281" calcext:value-type="float">
            <text:p>1073,281</text:p>
          </table:table-cell>
          <table:table-cell table:style-name="ce5" office:value-type="float" office:value="5088.75" calcext:value-type="float">
            <text:p>5088,750</text:p>
          </table:table-cell>
          <table:table-cell table:style-name="ce5" office:value-type="float" office:value="168.168" calcext:value-type="float">
            <text:p>168,168</text:p>
          </table:table-cell>
          <table:table-cell table:style-name="ce5" table:formula="of:=[.B9]+INT(20*RAND())*0.001-0.01" office:value-type="float" office:value="1073.287" calcext:value-type="float">
            <text:p>1073,287</text:p>
          </table:table-cell>
          <table:table-cell table:style-name="ce5" table:formula="of:=[.C9]+INT(20*RAND())*0.001-0.01" office:value-type="float" office:value="5088.759" calcext:value-type="float">
            <text:p>5088,759</text:p>
          </table:table-cell>
          <table:table-cell table:style-name="ce5" table:formula="of:=[.D9]+INT(20*RAND())*0.001-0.01" office:value-type="float" office:value="168.169" calcext:value-type="float">
            <text:p>168,169</text:p>
          </table:table-cell>
          <table:table-cell table:style-name="ce9" table:formula="of:=[.H3]-[.H6]" office:value-type="float" office:value="-0.00189999999997781" calcext:value-type="float">
            <text:p>-0,0019</text:p>
          </table:table-cell>
          <table:table-cell table:style-name="ce9" table:formula="of:=[.I3]-[.I6]" office:value-type="float" office:value="-0.00290000000040891" calcext:value-type="float">
            <text:p>-0,0029</text:p>
          </table:table-cell>
          <table:table-cell table:style-name="ce9" table:formula="of:=[.J3]-[.J6]" office:value-type="float" office:value="0.00149999999999295" calcext:value-type="float">
            <text:p>0,0015</text:p>
          </table:table-cell>
          <table:table-cell table:style-name="ce5" table:formula="of:=[.E9]+[.H$9]" office:value-type="float" office:value="1073.2851" calcext:value-type="float">
            <text:p>1073,285</text:p>
          </table:table-cell>
          <table:table-cell table:style-name="ce5" table:formula="of:=[.F9]+[.I$9]" office:value-type="float" office:value="5088.7561" calcext:value-type="float">
            <text:p>5088,756</text:p>
          </table:table-cell>
          <table:table-cell table:style-name="ce5" table:formula="of:=[.G9]+[.J$9]" office:value-type="float" office:value="168.1705" calcext:value-type="float">
            <text:p>168,171</text:p>
          </table:table-cell>
          <table:table-cell table:style-name="ce5" table:formula="of:=[.K9]-[.B9]" office:value-type="float" office:value="0.00410000000010768" calcext:value-type="float">
            <text:p>0,004</text:p>
          </table:table-cell>
          <table:table-cell table:style-name="ce5" table:formula="of:=[.L9]-[.C9]" office:value-type="float" office:value="0.00609999999960564" calcext:value-type="float">
            <text:p>0,006</text:p>
          </table:table-cell>
          <table:table-cell table:style-name="ce5" table:formula="of:=[.M9]-[.D9]" office:value-type="float" office:value="0.00249999999999773" calcext:value-type="float">
            <text:p>0,002</text:p>
          </table:table-cell>
          <table:table-cell table:style-name="ce8"/>
          <table:table-cell table:style-name="ce13" table:formula="of:=[.Q$3]/([.Q$3]+SUMPRODUCT([.N9:.P9];[.N9:.P9]))" office:value-type="float" office:value="0.640708210812443" calcext:value-type="float">
            <text:p>0,64</text:p>
          </table:table-cell>
          <table:table-cell table:style-name="ce8" table:number-columns-repeated="3"/>
          <table:table-cell table:style-name="ce5" table:formula="of:=[.K9]-[.S$3]" office:value-type="float" office:value="1073.28748901792" calcext:value-type="float">
            <text:p>1073,287</text:p>
          </table:table-cell>
          <table:table-cell table:style-name="ce5" table:formula="of:=[.L9]-[.T$3]" office:value-type="float" office:value="5088.75837117084" calcext:value-type="float">
            <text:p>5088,758</text:p>
          </table:table-cell>
          <table:table-cell table:style-name="ce5" table:formula="of:=[.M9]-[.U$3]" office:value-type="float" office:value="168.168364186036" calcext:value-type="float">
            <text:p>168,168</text:p>
          </table:table-cell>
          <table:table-cell table:style-name="ce5" table:formula="of:=[.V9]-[.B9]" office:value-type="float" office:value="0.0064890179246504" calcext:value-type="float">
            <text:p>0,006</text:p>
          </table:table-cell>
          <table:table-cell table:style-name="ce5" table:formula="of:=[.W9]-[.C9]" office:value-type="float" office:value="0.00837117083847261" calcext:value-type="float">
            <text:p>0,008</text:p>
          </table:table-cell>
          <table:table-cell table:style-name="ce5" table:formula="of:=[.X9]-[.D9]" office:value-type="float" office:value="0.000364186036250658" calcext:value-type="float">
            <text:p>0,000</text:p>
          </table:table-cell>
        </table:table-row>
        <table:table-row table:style-name="ro1">
          <table:table-cell table:style-name="ce4" office:value-type="string" calcext:value-type="string">
            <text:p>8*</text:p>
          </table:table-cell>
          <table:table-cell table:style-name="ce6" office:value-type="float" office:value="1060.533" calcext:value-type="float">
            <text:p>1060,533</text:p>
          </table:table-cell>
          <table:table-cell table:style-name="ce6" office:value-type="float" office:value="5074.683" calcext:value-type="float">
            <text:p>5074,683</text:p>
          </table:table-cell>
          <table:table-cell table:style-name="ce6" office:value-type="float" office:value="159.607" calcext:value-type="float">
            <text:p>159,607</text:p>
          </table:table-cell>
          <table:table-cell table:style-name="ce6" table:formula="of:=[.B10]+INT(60*RAND())*0.001-0.03" office:value-type="float" office:value="1060.532" calcext:value-type="float">
            <text:p>1060,532</text:p>
          </table:table-cell>
          <table:table-cell table:style-name="ce6" table:formula="of:=[.C10]+INT(60*RAND())*0.001-0.03" office:value-type="float" office:value="5074.69" calcext:value-type="float">
            <text:p>5074,690</text:p>
          </table:table-cell>
          <table:table-cell table:style-name="ce6" table:formula="of:=[.D10]+INT(60*RAND())*0.001-0.03" office:value-type="float" office:value="159.619" calcext:value-type="float">
            <text:p>159,619</text:p>
          </table:table-cell>
          <table:table-cell table:style-name="ce8" table:number-columns-repeated="3"/>
          <table:table-cell table:style-name="ce6" table:formula="of:=[.E10]+[.H$9]" office:value-type="float" office:value="1060.5301" calcext:value-type="float">
            <text:p>1060,530</text:p>
          </table:table-cell>
          <table:table-cell table:style-name="ce6" table:formula="of:=[.F10]+[.I$9]" office:value-type="float" office:value="5074.6871" calcext:value-type="float">
            <text:p>5074,687</text:p>
          </table:table-cell>
          <table:table-cell table:style-name="ce6" table:formula="of:=[.G10]+[.J$9]" office:value-type="float" office:value="159.6205" calcext:value-type="float">
            <text:p>159,621</text:p>
          </table:table-cell>
          <table:table-cell table:style-name="ce6" table:formula="of:=[.K10]-[.B10]" office:value-type="float" office:value="-0.00289999999995416" calcext:value-type="float">
            <text:p>-0,003</text:p>
          </table:table-cell>
          <table:table-cell table:style-name="ce6" table:formula="of:=[.L10]-[.C10]" office:value-type="float" office:value="0.00410000000010768" calcext:value-type="float">
            <text:p>0,004</text:p>
          </table:table-cell>
          <table:table-cell table:style-name="ce6" table:formula="of:=[.M10]-[.D10]" office:value-type="float" office:value="0.0134999999999934" calcext:value-type="float">
            <text:p>0,013</text:p>
          </table:table-cell>
          <table:table-cell table:style-name="ce8"/>
          <table:table-cell table:style-name="ce14" table:formula="of:=[.Q$3]/([.Q$3]+SUMPRODUCT([.N10:.P10];[.N10:.P10]))" office:value-type="float" office:value="0.341253545576641" calcext:value-type="float">
            <text:p>0,34</text:p>
          </table:table-cell>
          <table:table-cell table:style-name="ce8" table:number-columns-repeated="3"/>
          <table:table-cell table:style-name="ce6" table:formula="of:=[.K10]-[.S$3]" office:value-type="float" office:value="1060.53248901792" calcext:value-type="float">
            <text:p>1060,532</text:p>
          </table:table-cell>
          <table:table-cell table:style-name="ce6" table:formula="of:=[.L10]-[.T$3]" office:value-type="float" office:value="5074.68937117084" calcext:value-type="float">
            <text:p>5074,689</text:p>
          </table:table-cell>
          <table:table-cell table:style-name="ce6" table:formula="of:=[.M10]-[.U$3]" office:value-type="float" office:value="159.618364186036" calcext:value-type="float">
            <text:p>159,618</text:p>
          </table:table-cell>
          <table:table-cell table:style-name="ce6" table:formula="of:=[.V10]-[.B10]" office:value-type="float" office:value="-0.000510982075411448" calcext:value-type="float">
            <text:p>-0,001</text:p>
          </table:table-cell>
          <table:table-cell table:style-name="ce6" table:formula="of:=[.W10]-[.C10]" office:value-type="float" office:value="0.00637117083897465" calcext:value-type="float">
            <text:p>0,006</text:p>
          </table:table-cell>
          <table:table-cell table:style-name="ce6" table:formula="of:=[.X10]-[.D10]" office:value-type="float" office:value="0.0113641860362463" calcext:value-type="float">
            <text:p>0,011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" office:value-type="float" office:value="1045.688" calcext:value-type="float">
            <text:p>1045,688</text:p>
          </table:table-cell>
          <table:table-cell table:style-name="ce5" office:value-type="float" office:value="5095.117" calcext:value-type="float">
            <text:p>5095,117</text:p>
          </table:table-cell>
          <table:table-cell table:style-name="ce5" office:value-type="float" office:value="158.841" calcext:value-type="float">
            <text:p>158,841</text:p>
          </table:table-cell>
          <table:table-cell table:style-name="ce5" table:formula="of:=[.B11]+INT(20*RAND())*0.001-0.01" office:value-type="float" office:value="1045.68" calcext:value-type="float">
            <text:p>1045,680</text:p>
          </table:table-cell>
          <table:table-cell table:style-name="ce5" table:formula="of:=[.C11]+INT(20*RAND())*0.001-0.01" office:value-type="float" office:value="5095.123" calcext:value-type="float">
            <text:p>5095,123</text:p>
          </table:table-cell>
          <table:table-cell table:style-name="ce5" table:formula="of:=[.D11]+INT(20*RAND())*0.001-0.01" office:value-type="float" office:value="158.844" calcext:value-type="float">
            <text:p>158,844</text:p>
          </table:table-cell>
          <table:table-cell table:style-name="ce8" table:number-columns-repeated="3"/>
          <table:table-cell table:style-name="ce5" table:formula="of:=[.E11]+[.H$9]" office:value-type="float" office:value="1045.6781" calcext:value-type="float">
            <text:p>1045,678</text:p>
          </table:table-cell>
          <table:table-cell table:style-name="ce5" table:formula="of:=[.F11]+[.I$9]" office:value-type="float" office:value="5095.1201" calcext:value-type="float">
            <text:p>5095,120</text:p>
          </table:table-cell>
          <table:table-cell table:style-name="ce5" table:formula="of:=[.G11]+[.J$9]" office:value-type="float" office:value="158.8455" calcext:value-type="float">
            <text:p>158,846</text:p>
          </table:table-cell>
          <table:table-cell table:style-name="ce5" table:formula="of:=[.K11]-[.B11]" office:value-type="float" office:value="-0.00990000000001601" calcext:value-type="float">
            <text:p>-0,010</text:p>
          </table:table-cell>
          <table:table-cell table:style-name="ce5" table:formula="of:=[.L11]-[.C11]" office:value-type="float" office:value="0.00309999999899446" calcext:value-type="float">
            <text:p>0,003</text:p>
          </table:table-cell>
          <table:table-cell table:style-name="ce5" table:formula="of:=[.M11]-[.D11]" office:value-type="float" office:value="0.00450000000000728" calcext:value-type="float">
            <text:p>0,005</text:p>
          </table:table-cell>
          <table:table-cell table:style-name="ce8"/>
          <table:table-cell table:style-name="ce13" table:formula="of:=[.Q$3]/([.Q$3]+SUMPRODUCT([.N11:.P11];[.N11:.P11]))" office:value-type="float" office:value="0.456673842856722" calcext:value-type="float">
            <text:p>0,46</text:p>
          </table:table-cell>
          <table:table-cell table:style-name="ce8" table:number-columns-repeated="3"/>
          <table:table-cell table:style-name="ce5" table:formula="of:=[.K11]-[.S$3]" office:value-type="float" office:value="1045.68048901792" calcext:value-type="float">
            <text:p>1045,680</text:p>
          </table:table-cell>
          <table:table-cell table:style-name="ce5" table:formula="of:=[.L11]-[.T$3]" office:value-type="float" office:value="5095.12237117084" calcext:value-type="float">
            <text:p>5095,122</text:p>
          </table:table-cell>
          <table:table-cell table:style-name="ce5" table:formula="of:=[.M11]-[.U$3]" office:value-type="float" office:value="158.843364186036" calcext:value-type="float">
            <text:p>158,843</text:p>
          </table:table-cell>
          <table:table-cell table:style-name="ce5" table:formula="of:=[.V11]-[.B11]" office:value-type="float" office:value="-0.00751098207547329" calcext:value-type="float">
            <text:p>-0,008</text:p>
          </table:table-cell>
          <table:table-cell table:style-name="ce5" table:formula="of:=[.W11]-[.C11]" office:value-type="float" office:value="0.00537117083786143" calcext:value-type="float">
            <text:p>0,005</text:p>
          </table:table-cell>
          <table:table-cell table:style-name="ce5" table:formula="of:=[.X11]-[.D11]" office:value-type="float" office:value="0.00236418603626021" calcext:value-type="float">
            <text:p>0,002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float" office:value="1015.057" calcext:value-type="float">
            <text:p>1015,057</text:p>
          </table:table-cell>
          <table:table-cell table:style-name="ce5" office:value-type="float" office:value="5082.942" calcext:value-type="float">
            <text:p>5082,942</text:p>
          </table:table-cell>
          <table:table-cell table:style-name="ce5" office:value-type="float" office:value="169.386" calcext:value-type="float">
            <text:p>169,386</text:p>
          </table:table-cell>
          <table:table-cell table:style-name="ce5" table:formula="of:=[.B12]+INT(20*RAND())*0.001-0.01" office:value-type="float" office:value="1015.063" calcext:value-type="float">
            <text:p>1015,063</text:p>
          </table:table-cell>
          <table:table-cell table:style-name="ce5" table:formula="of:=[.C12]+INT(20*RAND())*0.001-0.01" office:value-type="float" office:value="5082.937" calcext:value-type="float">
            <text:p>5082,937</text:p>
          </table:table-cell>
          <table:table-cell table:style-name="ce5" table:formula="of:=[.D12]+INT(20*RAND())*0.001-0.01" office:value-type="float" office:value="169.395" calcext:value-type="float">
            <text:p>169,395</text:p>
          </table:table-cell>
          <table:table-cell table:style-name="ce8" table:number-columns-repeated="3"/>
          <table:table-cell table:style-name="ce5" table:formula="of:=[.E12]+[.H$9]" office:value-type="float" office:value="1015.0611" calcext:value-type="float">
            <text:p>1015,061</text:p>
          </table:table-cell>
          <table:table-cell table:style-name="ce5" table:formula="of:=[.F12]+[.I$9]" office:value-type="float" office:value="5082.9341" calcext:value-type="float">
            <text:p>5082,934</text:p>
          </table:table-cell>
          <table:table-cell table:style-name="ce5" table:formula="of:=[.G12]+[.J$9]" office:value-type="float" office:value="169.3965" calcext:value-type="float">
            <text:p>169,397</text:p>
          </table:table-cell>
          <table:table-cell table:style-name="ce5" table:formula="of:=[.K12]-[.B12]" office:value-type="float" office:value="0.004099999999994" calcext:value-type="float">
            <text:p>0,004</text:p>
          </table:table-cell>
          <table:table-cell table:style-name="ce5" table:formula="of:=[.L12]-[.C12]" office:value-type="float" office:value="-0.00790000000051805" calcext:value-type="float">
            <text:p>-0,008</text:p>
          </table:table-cell>
          <table:table-cell table:style-name="ce5" table:formula="of:=[.M12]-[.D12]" office:value-type="float" office:value="0.0105000000000075" calcext:value-type="float">
            <text:p>0,011</text:p>
          </table:table-cell>
          <table:table-cell table:style-name="ce8"/>
          <table:table-cell table:style-name="ce13" table:formula="of:=[.Q$3]/([.Q$3]+SUMPRODUCT([.N12:.P12];[.N12:.P12]))" office:value-type="float" office:value="0.361939293244557" calcext:value-type="float">
            <text:p>0,36</text:p>
          </table:table-cell>
          <table:table-cell table:style-name="ce8" table:number-columns-repeated="3"/>
          <table:table-cell table:style-name="ce5" table:formula="of:=[.K12]-[.S$3]" office:value-type="float" office:value="1015.06348901792" calcext:value-type="float">
            <text:p>1015,063</text:p>
          </table:table-cell>
          <table:table-cell table:style-name="ce5" table:formula="of:=[.L12]-[.T$3]" office:value-type="float" office:value="5082.93637117084" calcext:value-type="float">
            <text:p>5082,936</text:p>
          </table:table-cell>
          <table:table-cell table:style-name="ce5" table:formula="of:=[.M12]-[.U$3]" office:value-type="float" office:value="169.394364186036" calcext:value-type="float">
            <text:p>169,394</text:p>
          </table:table-cell>
          <table:table-cell table:style-name="ce5" table:formula="of:=[.V12]-[.B12]" office:value-type="float" office:value="0.00648901792453671" calcext:value-type="float">
            <text:p>0,006</text:p>
          </table:table-cell>
          <table:table-cell table:style-name="ce5" table:formula="of:=[.W12]-[.C12]" office:value-type="float" office:value="-0.00562882916165108" calcext:value-type="float">
            <text:p>-0,006</text:p>
          </table:table-cell>
          <table:table-cell table:style-name="ce5" table:formula="of:=[.X12]-[.D12]" office:value-type="float" office:value="0.00836418603626044" calcext:value-type="float">
            <text:p>0,008</text:p>
          </table:table-cell>
        </table:table-row>
        <table:table-row table:style-name="ro1" table:number-rows-repeated="1048563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0" number:min-decimal-places="10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10">
      <number:number number:decimal-places="3" number:min-decimal-places="3" number:min-integer-digits="1" number:grouping="true"/>
    </number:number-style>
    <number:number-style style:name="N111">
      <number:number number:decimal-places="3" number:min-decimal-places="3" number:min-integer-digits="1"/>
    </number:number-style>
    <number:number-style style:name="N112">
      <number:number number:decimal-places="4" number:min-decimal-places="4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4">
      <number:number number:decimal-places="16" number:min-decimal-places="16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9" number:min-decimal-places="9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23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4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5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6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7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8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9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0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2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3">
      <number:scientific-number number:decimal-places="1" number:min-decimal-places="1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0T16:57:28.613000000</meta:creation-date>
    <dc:date>2021-04-20T17:35:52.029000000</dc:date>
    <meta:editing-duration>PT7M40S</meta:editing-duration>
    <meta:editing-cycles>4</meta:editing-cycles>
    <meta:generator>LibreOffice/7.1.2.2$Windows_X86_64 LibreOffice_project/8a45595d069ef5570103caea1b71cc9d82b2aae4</meta:generator>
    <meta:document-statistic meta:table-count="1" meta:cell-count="263" meta:object-count="0"/>
  </office:meta>
</office:document-meta>
</file>